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 BB</meta:initial-creator>
    <meta:creation-date>2017-12-31T08:51:35.590974058</meta:creation-date>
    <meta:editing-cycles>1</meta:editing-cycles>
    <meta:editing-duration>PT5M43S</meta:editing-duration>
    <dc:description>Comment</dc:description>
    <meta:keyword>Keyword</meta:keyword>
    <dc:subject>SubjectDoc</dc:subject>
    <dc:title>TitleDoc</dc:title>
    <dc:date>2017-12-31T08:57:18.179042453</dc:date>
    <dc:creator>Libre Office</dc:creator>
    <meta:document-statistic meta:table-count="0" meta:image-count="0" meta:object-count="0" meta:page-count="1" meta:paragraph-count="0" meta:word-count="0" meta:character-count="0" meta:non-whitespace-character-count="0"/>
    <meta:generator>LibreOfficeDev/6.1.0.0.alpha0$Linux_X86_64 LibreOffice_project/fdbd3ac1880b3943e2cff48ecfb95dd088210d09</meta:generator>
  </office:meta>
</office:document-meta>
</file>